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P3" style:family="paragraph" style:parent-style-name="Text_20_body">
      <style:paragraph-properties fo:margin-left="0cm" fo:margin-right="0cm" fo:text-indent="0cm" style:auto-text-indent="fals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c.estrepublicain.fr/economie/2024/11/19/envie-lorraine-40-ans-d-economie-circulaire-et-d-insertion-sociale-fait-un-black-friday-vertueux" text:style-name="Internet_20_link" text:visited-style-name="Visited_20_Internet_20_Link">https://c.estrepublicain.fr/economie/2024/11/19/envie-lorraine-40-ans-d-economie-circulaire-et-d-insertion-sociale-fait-un-black-friday-vertueux</text:a> </text:h>
      <text:h text:style-name="Heading_20_1" text:outline-level="1">Nancy Envie Lorraine, 40 ans d’économie circulaire et d’insertion sociale, fait un « Black Friday » vertueux </text:h>
      <text:p text:style-name="P1">L’entreprise, qui donne une seconde vie au matériel électroménager en favorisant l’insertion sociale par le travail, souffle les 40 bougies du réseau Envie, pionnier de l’économie circulaire. Face au Black Friday, elle a lancé une opération commerciale pour promouvoir une consommation responsable et solidaire.</text:p>
      <text:p text:style-name="P2">Jean-Christophe Vincent - 19 nov. 2024 à 17:13 | mis à jour le 19 nov. 2024 à 17:32 - Temps de lecture : <text:bookmark text:name="readingTime"/>3 min </text:p>
      <text:p text:style-name="P2"><text:bookmark text:name="comment-info-increment"/> |  </text:p>
      <text:p text:style-name="P1"><text:a xlink:type="simple" xlink:href="https://cdn-s-www.estrepublicain.fr/images/B98246FF-17C8-4775-945F-5CE25D8F3B8A/NW_raw/envie-lorraine-donne-une-seconde-vie-au-materiel-electromenager-photo-jean-christophe-vincent-1732049071.jpg" text:style-name="Internet_20_link" text:visited-style-name="Visited_20_Internet_20_Link"><text:s/></text:a></text:p>
      <text:section text:style-name="Sect1" text:name="sharingBlock">
        <text:p text:style-name="P2"/>
      </text:section>
      <text:p text:style-name="Text_20_body">Depuis sa création en 1984, Envie s’est donné pour mission non seulement de réduire les déchets électroniques mais également, de donner une seconde chance aux personnes éloignées de l’emploi.</text:p>
      <text:p text:style-name="Text_20_body">À travers son projet social, le réseau coopératif, pionnier de l’économie circulaire, comptant aujourd’hui 53 entreprises en France, accompagne chaque année des personnes en insertion dans un parcours de formation, de qualification et d’expérience professionnelle (70 % des salariés en parcours d’insertion chez Envie accèdent durablement à un emploi).</text:p>
      <text:h text:style-name="Heading_20_2" text:outline-level="2">3 500 appareils électroménagers reconditionnés par an</text:h>
      <text:p text:style-name="Text_20_body">L’entreprise Envie Lorraine, <text:a xlink:type="simple" xlink:href="https://www.estrepublicain.fr/economie/2022/10/19/envie-lorraine-pionniere-de-l-economie-circulaire-celebre-ses-30-ans" office:target-frame-name="_blank" xlink:show="new" text:style-name="Internet_20_link" text:visited-style-name="Visited_20_Internet_20_Link">installée depuis 1991</text:a> rue Guibert-de-Pixérécourt, célèbre jusqu’au 30 novembre le 40e anniversaire du réseau en proposant une offre commerciale dans le but d’encourager les consommateurs à privilégier les produits reconditionnés et à adopter une consommation respectueuse de l’environnement de l’humain. « Nous avons décidé de proposer une remise de 30 € à partir de 149 € d’achat sur tout notre électroménager et sur la livraison », explique Mathieu Guyot, directeur adjoint d’Envie Lorraine.</text:p>
      <text:p text:style-name="Text_20_body">La célébration du <text:a xlink:type="simple" xlink:href="https://www.estrepublicain.fr/economie/2024/11/16/envie-fait-decouvrir-son-savoir-faire-pour-ses-40-ans" office:target-frame-name="_blank" xlink:show="new" text:style-name="Internet_20_link" text:visited-style-name="Visited_20_Internet_20_Link">40e anniversaire du réseau</text:a> coïncide avec le Green Friday, programmé le 28 novembre, une initiative qui promeut la consommation responsable et solidaire en réponse à la frénésie consumériste du « Black Friday. »</text:p>
      <text:section text:style-name="Sect1" text:name="wrapper_pub-dfp-i2">
        <text:p text:style-name="P3"/>
      </text:section>
      <text:p text:style-name="Text_20_body">Engagée dans l’insertion sociale par le retour à l’emploi de personnes exclues ou éloignées du monde du travail, <text:a xlink:type="simple" xlink:href="https://www.estrepublicain.fr/economie/2021/09/09/le-marche-de-l-occasion-et-le-reemploi-en-plein-boom" office:target-frame-name="_blank" xlink:show="new" text:style-name="Internet_20_link" text:visited-style-name="Visited_20_Internet_20_Link">Envie Lorraine</text:a> propose une alternative à l’achat d’appareils neufs, en rénovant du <text:soft-page-break/>matériel électroménager qui est ensuite vendu dans son magasin, 7 rue Guilbert-de-Pixérécourt. « Nous employons sur le site de Nancy 30 salariés dont 18 qui suivent un parcours de retour à l’emploi sur deux ans », souligne Mathieu Guyot.</text:p>
      <text:p text:style-name="Text_20_body">« Chaque année, nous réparons et revendons 3 500 équipements électroménagers qui ont d’abord été collectés, triés et prétestés par notre site Envie 2E à Toul. Les équipements auxquels nous avons donné une deuxième vie sont revendus à un tarif en moyenne 50 % inférieur à celui du neuf et bénéficient d’une garantie. Nous sommes capables de réparer 90 % des machines à laver, sèche-linge, réfrigérateurs, congélateurs, cuisinières qui nous sont envoyées. »</text:p>
      <text:h text:style-name="Heading_20_2" text:outline-level="2">Dépannage à domicile</text:h>
      <text:p text:style-name="Text_20_body">L’évolution de la société vers un comportement plus écoresponsable a incité Envie Lorraine à développer en 2016 l’activité dépannage à domicile et en atelier, permettant à tout un chacun de prolonger la vie de sa machine à laver ou tout autre matériel électroménager usagé acheté chez Envie ou ailleurs, dans une enseigne traditionnelle. Depuis décembre 2022, l’entreprise est même labellisée « Bonus Réparation ». Ce label est prévu par la loi antigaspillage pour une économie circulaire (AGEC) et permet aux clients d’obtenir une déduction sur sa facture pouvant aller jusqu’à 50 euros en fonction du type d’appareil.</text:p>
      <text:p text:style-name="Text_20_body">Selon Mathieu Guyot, après le boum du marché de l’occasion constaté à la sortie de la crise covid, l’activité du réemploi est restée soutenue. La preuve, Envie Lorraine s’est associée à d’autres acteurs de l’insertion et de l’écologie, La Fabrique et De Laine en Rêves, pour ouvrir un <text:a xlink:type="simple" xlink:href="https://www.estrepublicain.fr/economie/2024/09/29/le-nouveau-magasin-mutualise-restore-inaugure" office:target-frame-name="_blank" xlink:show="new" text:style-name="Internet_20_link" text:visited-style-name="Visited_20_Internet_20_Link">nouveau magasin à Toul : Réstore</text:a>. « On y vend de l’électroménager rénové, des mobiliers recyclés et des produits de literie écologique fabriqués en laine de mouton.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6T19:08:45.211918038</meta:creation-date>
    <dc:date>2026-01-26T19:10:44.500792738</dc:date>
    <meta:editing-duration>PT2M1S</meta:editing-duration>
    <meta:editing-cycles>1</meta:editing-cycles>
    <meta:document-statistic meta:table-count="0" meta:image-count="0" meta:object-count="0" meta:page-count="2" meta:paragraph-count="16" meta:word-count="603" meta:character-count="4005" meta:non-whitespace-character-count="3410"/>
    <meta:generator>LibreOffice/24.2.7.2$Linux_X86_64 LibreOffice_project/420$Build-2</meta:generator>
  </office:meta>
</office:document-meta>
</file>